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40229166666667cm"/>
    </style:style>
    <style:style style:name="co2" style:family="table-column">
      <style:table-column-properties fo:break-before="auto" style:column-width="0.846666666666667cm"/>
    </style:style>
    <style:style style:name="co3" style:family="table-column">
      <style:table-column-properties fo:break-before="auto" style:column-width="1.27cm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0.3175cm"/>
    </style:style>
    <style:style style:name="co7" style:family="table-column">
      <style:table-column-properties fo:break-before="auto" style:column-width="0.291041666666667cm"/>
    </style:style>
    <style:style style:name="co8" style:family="table-column">
      <style:table-column-properties fo:break-before="auto" style:column-width="1.16416666666667cm"/>
    </style:style>
    <style:style style:name="co9" style:family="table-column">
      <style:table-column-properties fo:break-before="auto" style:column-width="1.984375cm"/>
    </style:style>
    <style:style style:name="co10" style:family="table-column">
      <style:table-column-properties fo:break-before="auto" style:column-width="1.508125cm"/>
    </style:style>
    <style:style style:name="co11" style:family="table-column">
      <style:table-column-properties fo:break-before="auto" style:column-width="0.423333333333333cm"/>
    </style:style>
    <style:style style:name="co12" style:family="table-column">
      <style:table-column-properties fo:break-before="auto" style:column-width="0.396875cm"/>
    </style:style>
    <style:style style:name="co13" style:family="table-column">
      <style:table-column-properties fo:break-before="auto" style:column-width="1.24354166666667cm"/>
    </style:style>
    <style:style style:name="co14" style:family="table-column">
      <style:table-column-properties fo:break-before="auto" style:column-width="0.9525cm"/>
    </style:style>
    <style:style style:name="co15" style:family="table-column">
      <style:table-column-properties fo:break-before="auto" style:column-width="1.61395833333333cm"/>
    </style:style>
    <style:style style:name="co16" style:family="table-column">
      <style:table-column-properties fo:break-before="auto" style:column-width="1.95791666666667cm"/>
    </style:style>
    <style:style style:name="co17" style:family="table-column">
      <style:table-column-properties fo:break-before="auto" style:column-width="2.24895833333333cm"/>
    </style:style>
    <style:style style:name="co1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5" table:default-cell-style-name="ce2"/>
        <table:table-column table:style-name="co18" table:number-columns-repeated="15360" table:default-cell-style-name="ce1"/>
        <table:table-row table:style-name="ro1">
          <table:table-cell table:number-columns-repeated="6" table:style-name="ce1"/>
          <table:table-cell table:style-name="ce2"/>
          <table:table-cell table:number-columns-repeated="5" table:style-name="ce1"/>
          <table:table-cell table:number-columns-repeated="2" table:style-name="ce2"/>
          <table:table-cell office:value-type="string" table:style-name="ce2">
            <text:p>Year</text:p>
          </table:table-cell>
          <table:table-cell table:style-name="ce2"/>
          <table:table-cell office:value-type="string" table:style-name="ce2">
            <text:p>Initail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Total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Year</text:p>
          </table:table-cell>
          <table:table-cell table:style-name="ce2"/>
          <table:table-cell office:value-type="string" table:style-name="ce2">
            <text:p>Initail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pre</text:p>
          </table:table-cell>
          <table:table-cell office:value-type="string" table:style-name="ce2">
            <text:p>Total</text:p>
          </table:table-cell>
          <table:table-cell table:number-columns-repeated="2" table:style-name="ce2"/>
          <table:table-cell office:value-type="string" table:style-name="ce2">
            <text:p>Initail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pre</text:p>
          </table:table-cell>
          <table:table-cell office:value-type="string" table:style-name="ce2">
            <text:p>Total</text:p>
          </table:table-cell>
          <table:table-cell table:number-columns-repeated="2" table:style-name="ce2"/>
          <table:table-cell office:value-type="string" table:style-name="ce2">
            <text:p>22-23</text:p>
          </table:table-cell>
          <table:table-cell office:value-type="float" office:value="20" table:style-name="ce2">
            <text:p>20</text:p>
          </table:table-cell>
          <table:table-cell office:value-type="float" office:value="500" table:style-name="ce2">
            <text:p>500</text:p>
          </table:table-cell>
          <table:table-cell office:value-type="float" office:value="0" table:style-name="ce2">
            <text:p>0</text:p>
          </table:table-cell>
          <table:table-cell office:value-type="float" office:value="500" table:style-name="ce2">
            <text:p>50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23-24</text:p>
          </table:table-cell>
          <table:table-cell office:value-type="float" office:value="24" table:style-name="ce2">
            <text:p>24</text:p>
          </table:table-cell>
          <table:table-cell office:value-type="float" office:value="121" table:style-name="ce2">
            <text:p>1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1" table:style-name="ce2">
            <text:p>121</text:p>
          </table:table-cell>
          <table:table-cell table:number-columns-repeated="2" table:style-name="ce2"/>
          <table:table-cell office:value-type="float" office:value="121" table:style-name="ce2">
            <text:p>1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1" table:style-name="ce2">
            <text:p>121</text:p>
          </table:table-cell>
          <table:table-cell table:number-columns-repeated="2" table:style-name="ce2"/>
          <table:table-cell office:value-type="string" table:style-name="ce2">
            <text:p>23-24</text:p>
          </table:table-cell>
          <table:table-cell office:value-type="float" office:value="21" table:style-name="ce2">
            <text:p>21</text:p>
          </table:table-cell>
          <table:table-cell office:value-type="float" office:value="500" table:style-name="ce2">
            <text:p>500</text:p>
          </table:table-cell>
          <table:table-cell office:value-type="float" office:value="75" table:formula="of:=SUM(15%*[.S2])" table:style-name="ce2">
            <text:p>75</text:p>
          </table:table-cell>
          <table:table-cell office:value-type="float" office:value="575" table:formula="of:=SUM([.Q3:.R3])" table:style-name="ce2">
            <text:p>575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24-25</text:p>
          </table:table-cell>
          <table:table-cell office:value-type="float" office:value="25" table:style-name="ce2">
            <text:p>25</text:p>
          </table:table-cell>
          <table:table-cell office:value-type="float" office:value="150" table:style-name="ce2">
            <text:p>150</text:p>
          </table:table-cell>
          <table:table-cell office:value-type="float" office:value="18.149999999999999" table:formula="of:=SUM([.F3]*15%)" table:style-name="ce2">
            <text:p>18.15</text:p>
          </table:table-cell>
          <table:table-cell office:value-type="float" office:value="121" table:formula="of:=[.F3]" table:style-name="ce2">
            <text:p>121</text:p>
          </table:table-cell>
          <table:table-cell office:value-type="float" office:value="289.14999999999998" table:formula="of:=SUM([.C4:.E4])" table:style-name="ce2">
            <text:p>289.15</text:p>
          </table:table-cell>
          <table:table-cell table:number-columns-repeated="2" table:style-name="ce2"/>
          <table:table-cell office:value-type="float" office:value="227" table:style-name="ce2">
            <text:p>227</text:p>
          </table:table-cell>
          <table:table-cell office:value-type="float" office:value="18.149999999999999" table:formula="of:=SUM([.L3]*15%)" table:style-name="ce2">
            <text:p>18.15</text:p>
          </table:table-cell>
          <table:table-cell office:value-type="float" office:value="121" table:formula="of:=[.L3]" table:style-name="ce2">
            <text:p>121</text:p>
          </table:table-cell>
          <table:table-cell office:value-type="float" office:value="366.15" table:formula="of:=SUM([.I4:.K4])" table:style-name="ce2">
            <text:p>366.15</text:p>
          </table:table-cell>
          <table:table-cell table:number-columns-repeated="2" table:style-name="ce2"/>
          <table:table-cell office:value-type="string" table:style-name="ce2">
            <text:p>24-25</text:p>
          </table:table-cell>
          <table:table-cell office:value-type="float" office:value="22" table:style-name="ce2">
            <text:p>22</text:p>
          </table:table-cell>
          <table:table-cell office:value-type="float" office:value="575" table:formula="of:=[.S3]" table:style-name="ce2">
            <text:p>575</text:p>
          </table:table-cell>
          <table:table-cell office:value-type="float" office:value="86.25" table:formula="of:=SUM(15%*[.Q4])" table:style-name="ce2">
            <text:p>86.25</text:p>
          </table:table-cell>
          <table:table-cell office:value-type="float" office:value="661.25" table:formula="of:=SUM([.Q4:.R4])" table:style-name="ce2">
            <text:p>661.25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25-26</text:p>
          </table:table-cell>
          <table:table-cell office:value-type="float" office:value="26" table:style-name="ce2">
            <text:p>26</text:p>
          </table:table-cell>
          <table:table-cell office:value-type="float" office:value="150" table:style-name="ce2">
            <text:p>150</text:p>
          </table:table-cell>
          <table:table-cell office:value-type="float" office:value="43.372499999999995" table:formula="of:=SUM([.F4]*15%)" table:style-name="ce2">
            <text:p>43.3725</text:p>
          </table:table-cell>
          <table:table-cell office:value-type="float" office:value="289.14999999999998" table:formula="of:=[.F4]" table:style-name="ce2">
            <text:p>289.15</text:p>
          </table:table-cell>
          <table:table-cell office:value-type="float" office:value="482.52249999999998" table:formula="of:=SUM([.C5:.E5])" table:style-name="ce2">
            <text:p>482.5225</text:p>
          </table:table-cell>
          <table:table-cell table:number-columns-repeated="2" table:style-name="ce2"/>
          <table:table-cell office:value-type="float" office:value="333" table:style-name="ce2">
            <text:p>333</text:p>
          </table:table-cell>
          <table:table-cell office:value-type="float" office:value="54.922499999999992" table:formula="of:=SUM([.L4]*15%)" table:style-name="ce2">
            <text:p>54.9225</text:p>
          </table:table-cell>
          <table:table-cell office:value-type="float" office:value="366.15" table:formula="of:=[.L4]" table:style-name="ce2">
            <text:p>366.15</text:p>
          </table:table-cell>
          <table:table-cell office:value-type="float" office:value="754.07249999999999" table:formula="of:=SUM([.I5:.K5])" table:style-name="ce2">
            <text:p>754.0725</text:p>
          </table:table-cell>
          <table:table-cell table:number-columns-repeated="2" table:style-name="ce2"/>
          <table:table-cell office:value-type="string" table:style-name="ce2">
            <text:p>25-26</text:p>
          </table:table-cell>
          <table:table-cell office:value-type="float" office:value="23" table:style-name="ce2">
            <text:p>23</text:p>
          </table:table-cell>
          <table:table-cell office:value-type="float" office:value="661.25" table:formula="of:=[.S4]" table:style-name="ce2">
            <text:p>661.25</text:p>
          </table:table-cell>
          <table:table-cell office:value-type="float" office:value="99.1875" table:formula="of:=SUM(15%*[.Q5])" table:style-name="ce2">
            <text:p>99.1875</text:p>
          </table:table-cell>
          <table:table-cell office:value-type="float" office:value="760.4375" table:formula="of:=SUM([.Q5:.R5])" table:style-name="ce2">
            <text:p>760.4375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26-27</text:p>
          </table:table-cell>
          <table:table-cell office:value-type="float" office:value="27" table:style-name="ce2">
            <text:p>27</text:p>
          </table:table-cell>
          <table:table-cell office:value-type="float" office:value="150" table:style-name="ce2">
            <text:p>150</text:p>
          </table:table-cell>
          <table:table-cell office:value-type="float" office:value="72.378374999999991" table:formula="of:=SUM([.F5]*15%)" table:style-name="ce2">
            <text:p>72.378375</text:p>
          </table:table-cell>
          <table:table-cell office:value-type="float" office:value="482.52249999999998" table:formula="of:=[.F5]" table:style-name="ce2">
            <text:p>482.5225</text:p>
          </table:table-cell>
          <table:table-cell office:value-type="float" office:value="704.90087500000004" table:formula="of:=SUM([.C6:.E6])" table:style-name="ce2">
            <text:p>704.900875</text:p>
          </table:table-cell>
          <table:table-cell table:number-columns-repeated="2" table:style-name="ce2"/>
          <table:table-cell office:value-type="float" office:value="441" table:style-name="ce2">
            <text:p>441</text:p>
          </table:table-cell>
          <table:table-cell office:value-type="float" office:value="113.11087499999999" table:formula="of:=SUM([.L5]*15%)" table:style-name="ce2">
            <text:p>113.110875</text:p>
          </table:table-cell>
          <table:table-cell office:value-type="float" office:value="754.07249999999999" table:formula="of:=[.L5]" table:style-name="ce2">
            <text:p>754.0725</text:p>
          </table:table-cell>
          <table:table-cell office:value-type="float" office:value="1308.1833750000001" table:formula="of:=SUM([.I6:.K6])" table:style-name="ce2">
            <text:p>1308.183375</text:p>
          </table:table-cell>
          <table:table-cell table:number-columns-repeated="2" table:style-name="ce2"/>
          <table:table-cell office:value-type="string" table:style-name="ce2">
            <text:p>26-27</text:p>
          </table:table-cell>
          <table:table-cell office:value-type="float" office:value="24" table:style-name="ce2">
            <text:p>24</text:p>
          </table:table-cell>
          <table:table-cell office:value-type="float" office:value="760.4375" table:formula="of:=[.S5]" table:style-name="ce2">
            <text:p>760.4375</text:p>
          </table:table-cell>
          <table:table-cell office:value-type="float" office:value="114.065625" table:formula="of:=SUM(15%*[.Q6])" table:style-name="ce2">
            <text:p>114.065625</text:p>
          </table:table-cell>
          <table:table-cell office:value-type="float" office:value="874.50312499999995" table:formula="of:=SUM([.Q6:.R6])" table:style-name="ce2">
            <text:p>874.503125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27-28</text:p>
          </table:table-cell>
          <table:table-cell office:value-type="float" office:value="28" table:style-name="ce2">
            <text:p>28</text:p>
          </table:table-cell>
          <table:table-cell office:value-type="float" office:value="150" table:style-name="ce2">
            <text:p>150</text:p>
          </table:table-cell>
          <table:table-cell office:value-type="float" office:value="105.73513125000001" table:formula="of:=SUM([.F6]*15%)" table:style-name="ce2">
            <text:p>105.7351313</text:p>
          </table:table-cell>
          <table:table-cell office:value-type="float" office:value="704.90087500000004" table:formula="of:=[.F6]" table:style-name="ce2">
            <text:p>704.900875</text:p>
          </table:table-cell>
          <table:table-cell office:value-type="float" office:value="960.63600625000004" table:formula="of:=SUM([.C7:.E7])" table:style-name="ce2">
            <text:p>960.6360063</text:p>
          </table:table-cell>
          <table:table-cell table:number-columns-repeated="2" table:style-name="ce2"/>
          <table:table-cell office:value-type="float" office:value="441" table:style-name="ce2">
            <text:p>441</text:p>
          </table:table-cell>
          <table:table-cell office:value-type="float" office:value="196.22750625" table:formula="of:=SUM([.L6]*15%)" table:style-name="ce2">
            <text:p>196.2275063</text:p>
          </table:table-cell>
          <table:table-cell office:value-type="float" office:value="1308.1833750000001" table:formula="of:=[.L6]" table:style-name="ce2">
            <text:p>1308.183375</text:p>
          </table:table-cell>
          <table:table-cell office:value-type="float" office:value="1945.4108812500001" table:formula="of:=SUM([.I7:.K7])" table:style-name="ce2">
            <text:p>1945.410881</text:p>
          </table:table-cell>
          <table:table-cell table:number-columns-repeated="1012" table:style-name="ce2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6" table:style-name="ce2"/>
          <table:table-cell table:number-columns-repeated="6" table:style-name="ce1"/>
          <table:table-cell table:number-columns-repeated="1012" table:style-name="ce2"/>
          <table:table-cell table:number-columns-repeated="15360"/>
        </table:table-row>
        <table:table-row table:number-rows-repeated="2" table:style-name="ro1">
          <table:table-cell table:number-columns-repeated="12" table:style-name="ce1"/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6" table:style-name="ce1"/>
          <table:table-cell table:style-name="ce2"/>
          <table:table-cell table:number-columns-repeated="5" table:style-name="ce1"/>
          <table:table-cell table:number-columns-repeated="2" table:style-name="ce2"/>
          <table:table-cell office:value-type="string" table:style-name="ce2">
            <text:p>Year</text:p>
          </table:table-cell>
          <table:table-cell table:style-name="ce2"/>
          <table:table-cell office:value-type="string" table:style-name="ce2">
            <text:p>Initail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Total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Year</text:p>
          </table:table-cell>
          <table:table-cell table:style-name="ce2"/>
          <table:table-cell office:value-type="string" table:style-name="ce2">
            <text:p>Initail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pre</text:p>
          </table:table-cell>
          <table:table-cell office:value-type="string" table:style-name="ce2">
            <text:p>Total</text:p>
          </table:table-cell>
          <table:table-cell table:number-columns-repeated="2" table:style-name="ce2"/>
          <table:table-cell office:value-type="string" table:style-name="ce2">
            <text:p>Initail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pre</text:p>
          </table:table-cell>
          <table:table-cell office:value-type="string" table:style-name="ce2">
            <text:p>Total</text:p>
          </table:table-cell>
          <table:table-cell table:number-columns-repeated="2" table:style-name="ce2"/>
          <table:table-cell office:value-type="string" table:style-name="ce2">
            <text:p>22-23</text:p>
          </table:table-cell>
          <table:table-cell office:value-type="float" office:value="20" table:style-name="ce2">
            <text:p>20</text:p>
          </table:table-cell>
          <table:table-cell office:value-type="float" office:value="500" table:style-name="ce2">
            <text:p>500</text:p>
          </table:table-cell>
          <table:table-cell office:value-type="float" office:value="0" table:style-name="ce2">
            <text:p>0</text:p>
          </table:table-cell>
          <table:table-cell office:value-type="float" office:value="500" table:style-name="ce2">
            <text:p>500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23-24</text:p>
          </table:table-cell>
          <table:table-cell office:value-type="float" office:value="24" table:style-name="ce2">
            <text:p>24</text:p>
          </table:table-cell>
          <table:table-cell office:value-type="float" office:value="158" table:style-name="ce2">
            <text:p>158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165" table:style-name="ce2">
            <text:p>165</text:p>
          </table:table-cell>
          <table:table-cell table:number-columns-repeated="2" table:style-name="ce2"/>
          <table:table-cell office:value-type="float" office:value="158" table:style-name="ce2">
            <text:p>158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165" table:style-name="ce2">
            <text:p>165</text:p>
          </table:table-cell>
          <table:table-cell table:number-columns-repeated="2" table:style-name="ce2"/>
          <table:table-cell office:value-type="string" table:style-name="ce2">
            <text:p>23-24</text:p>
          </table:table-cell>
          <table:table-cell office:value-type="float" office:value="21" table:style-name="ce2">
            <text:p>21</text:p>
          </table:table-cell>
          <table:table-cell office:value-type="float" office:value="500" table:style-name="ce2">
            <text:p>500</text:p>
          </table:table-cell>
          <table:table-cell office:value-type="float" office:value="75" table:formula="of:=SUM(15%*[.S13])" table:style-name="ce2">
            <text:p>75</text:p>
          </table:table-cell>
          <table:table-cell office:value-type="float" office:value="575" table:formula="of:=SUM([.Q14:.R14])" table:style-name="ce2">
            <text:p>575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24-25</text:p>
          </table:table-cell>
          <table:table-cell office:value-type="float" office:value="25" table:style-name="ce2">
            <text:p>25</text:p>
          </table:table-cell>
          <table:table-cell office:value-type="float" office:value="150" table:style-name="ce2">
            <text:p>150</text:p>
          </table:table-cell>
          <table:table-cell office:value-type="float" office:value="24.75" table:formula="of:=SUM([.F14]*15%)" table:style-name="ce2">
            <text:p>24.75</text:p>
          </table:table-cell>
          <table:table-cell office:value-type="float" office:value="165" table:formula="of:=[.F14]" table:style-name="ce2">
            <text:p>165</text:p>
          </table:table-cell>
          <table:table-cell office:value-type="float" office:value="339.75" table:formula="of:=SUM([.C15:.E15])" table:style-name="ce2">
            <text:p>339.75</text:p>
          </table:table-cell>
          <table:table-cell table:number-columns-repeated="2" table:style-name="ce2"/>
          <table:table-cell office:value-type="float" office:value="227" table:style-name="ce2">
            <text:p>227</text:p>
          </table:table-cell>
          <table:table-cell office:value-type="float" office:value="24.75" table:formula="of:=SUM([.L14]*15%)" table:style-name="ce2">
            <text:p>24.75</text:p>
          </table:table-cell>
          <table:table-cell office:value-type="float" office:value="165" table:formula="of:=[.L14]" table:style-name="ce2">
            <text:p>165</text:p>
          </table:table-cell>
          <table:table-cell office:value-type="float" office:value="416.75" table:formula="of:=SUM([.I15:.K15])" table:style-name="ce2">
            <text:p>416.75</text:p>
          </table:table-cell>
          <table:table-cell table:number-columns-repeated="2" table:style-name="ce2"/>
          <table:table-cell office:value-type="string" table:style-name="ce2">
            <text:p>24-25</text:p>
          </table:table-cell>
          <table:table-cell office:value-type="float" office:value="22" table:style-name="ce2">
            <text:p>22</text:p>
          </table:table-cell>
          <table:table-cell office:value-type="float" office:value="575" table:formula="of:=[.S14]" table:style-name="ce2">
            <text:p>575</text:p>
          </table:table-cell>
          <table:table-cell office:value-type="float" office:value="86.25" table:formula="of:=SUM(15%*[.Q15])" table:style-name="ce2">
            <text:p>86.25</text:p>
          </table:table-cell>
          <table:table-cell office:value-type="float" office:value="661.25" table:formula="of:=SUM([.Q15:.R15])" table:style-name="ce2">
            <text:p>661.25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25-26</text:p>
          </table:table-cell>
          <table:table-cell office:value-type="float" office:value="26" table:style-name="ce2">
            <text:p>26</text:p>
          </table:table-cell>
          <table:table-cell office:value-type="float" office:value="150" table:style-name="ce2">
            <text:p>150</text:p>
          </table:table-cell>
          <table:table-cell office:value-type="float" office:value="50.962499999999999" table:formula="of:=SUM([.F15]*15%)" table:style-name="ce2">
            <text:p>50.9625</text:p>
          </table:table-cell>
          <table:table-cell office:value-type="float" office:value="339.75" table:formula="of:=[.F15]" table:style-name="ce2">
            <text:p>339.75</text:p>
          </table:table-cell>
          <table:table-cell office:value-type="float" office:value="540.71249999999998" table:formula="of:=SUM([.C16:.E16])" table:style-name="ce2">
            <text:p>540.7125</text:p>
          </table:table-cell>
          <table:table-cell table:number-columns-repeated="2" table:style-name="ce2"/>
          <table:table-cell office:value-type="float" office:value="333" table:style-name="ce2">
            <text:p>333</text:p>
          </table:table-cell>
          <table:table-cell office:value-type="float" office:value="62.512499999999996" table:formula="of:=SUM([.L15]*15%)" table:style-name="ce2">
            <text:p>62.5125</text:p>
          </table:table-cell>
          <table:table-cell office:value-type="float" office:value="416.75" table:formula="of:=[.L15]" table:style-name="ce2">
            <text:p>416.75</text:p>
          </table:table-cell>
          <table:table-cell office:value-type="float" office:value="812.26250000000005" table:formula="of:=SUM([.I16:.K16])" table:style-name="ce2">
            <text:p>812.2625</text:p>
          </table:table-cell>
          <table:table-cell table:number-columns-repeated="2" table:style-name="ce2"/>
          <table:table-cell office:value-type="string" table:style-name="ce2">
            <text:p>25-26</text:p>
          </table:table-cell>
          <table:table-cell office:value-type="float" office:value="23" table:style-name="ce2">
            <text:p>23</text:p>
          </table:table-cell>
          <table:table-cell office:value-type="float" office:value="661.25" table:formula="of:=[.S15]" table:style-name="ce2">
            <text:p>661.25</text:p>
          </table:table-cell>
          <table:table-cell office:value-type="float" office:value="99.1875" table:formula="of:=SUM(15%*[.Q16])" table:style-name="ce2">
            <text:p>99.1875</text:p>
          </table:table-cell>
          <table:table-cell office:value-type="float" office:value="760.4375" table:formula="of:=SUM([.Q16:.R16])" table:style-name="ce2">
            <text:p>760.4375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26-27</text:p>
          </table:table-cell>
          <table:table-cell office:value-type="float" office:value="27" table:style-name="ce2">
            <text:p>27</text:p>
          </table:table-cell>
          <table:table-cell office:value-type="float" office:value="150" table:style-name="ce2">
            <text:p>150</text:p>
          </table:table-cell>
          <table:table-cell office:value-type="float" office:value="81.106874999999988" table:formula="of:=SUM([.F16]*15%)" table:style-name="ce2">
            <text:p>81.106875</text:p>
          </table:table-cell>
          <table:table-cell office:value-type="float" office:value="540.71249999999998" table:formula="of:=[.F16]" table:style-name="ce2">
            <text:p>540.7125</text:p>
          </table:table-cell>
          <table:table-cell office:value-type="float" office:value="771.81937500000004" table:formula="of:=SUM([.C17:.E17])" table:style-name="ce2">
            <text:p>771.819375</text:p>
          </table:table-cell>
          <table:table-cell table:number-columns-repeated="2" table:style-name="ce2"/>
          <table:table-cell office:value-type="float" office:value="441" table:style-name="ce2">
            <text:p>441</text:p>
          </table:table-cell>
          <table:table-cell office:value-type="float" office:value="121.839375" table:formula="of:=SUM([.L16]*15%)" table:style-name="ce2">
            <text:p>121.839375</text:p>
          </table:table-cell>
          <table:table-cell office:value-type="float" office:value="812.26250000000005" table:formula="of:=[.L16]" table:style-name="ce2">
            <text:p>812.2625</text:p>
          </table:table-cell>
          <table:table-cell office:value-type="float" office:value="1375.1018750000001" table:formula="of:=SUM([.I17:.K17])" table:style-name="ce2">
            <text:p>1375.101875</text:p>
          </table:table-cell>
          <table:table-cell table:number-columns-repeated="2" table:style-name="ce2"/>
          <table:table-cell office:value-type="string" table:style-name="ce2">
            <text:p>26-27</text:p>
          </table:table-cell>
          <table:table-cell office:value-type="float" office:value="24" table:style-name="ce2">
            <text:p>24</text:p>
          </table:table-cell>
          <table:table-cell office:value-type="float" office:value="760.4375" table:formula="of:=[.S16]" table:style-name="ce2">
            <text:p>760.4375</text:p>
          </table:table-cell>
          <table:table-cell office:value-type="float" office:value="114.065625" table:formula="of:=SUM(15%*[.Q17])" table:style-name="ce2">
            <text:p>114.065625</text:p>
          </table:table-cell>
          <table:table-cell office:value-type="float" office:value="874.50312499999995" table:formula="of:=SUM([.Q17:.R17])" table:style-name="ce2">
            <text:p>874.503125</text:p>
          </table:table-cell>
          <table:table-cell table:number-columns-repeated="16365"/>
        </table:table-row>
        <table:table-row table:style-name="ro1">
          <table:table-cell office:value-type="string" table:style-name="ce2">
            <text:p>27-28</text:p>
          </table:table-cell>
          <table:table-cell office:value-type="float" office:value="28" table:style-name="ce2">
            <text:p>28</text:p>
          </table:table-cell>
          <table:table-cell office:value-type="float" office:value="150" table:style-name="ce2">
            <text:p>150</text:p>
          </table:table-cell>
          <table:table-cell office:value-type="float" office:value="115.77290625000001" table:formula="of:=SUM([.F17]*15%)" table:style-name="ce2">
            <text:p>115.7729063</text:p>
          </table:table-cell>
          <table:table-cell office:value-type="float" office:value="771.81937500000004" table:formula="of:=[.F17]" table:style-name="ce2">
            <text:p>771.819375</text:p>
          </table:table-cell>
          <table:table-cell office:value-type="float" office:value="1037.59228125" table:formula="of:=SUM([.C18:.E18])" table:style-name="ce2">
            <text:p>1037.592281</text:p>
          </table:table-cell>
          <table:table-cell table:number-columns-repeated="2" table:style-name="ce2"/>
          <table:table-cell office:value-type="float" office:value="441" table:style-name="ce2">
            <text:p>441</text:p>
          </table:table-cell>
          <table:table-cell office:value-type="float" office:value="206.26528125000002" table:formula="of:=SUM([.L17]*15%)" table:style-name="ce2">
            <text:p>206.2652813</text:p>
          </table:table-cell>
          <table:table-cell office:value-type="float" office:value="1375.1018750000001" table:formula="of:=[.L17]" table:style-name="ce2">
            <text:p>1375.101875</text:p>
          </table:table-cell>
          <table:table-cell office:value-type="float" office:value="2022.3671562500001" table:formula="of:=SUM([.I18:.K18])" table:style-name="ce2">
            <text:p>2022.367156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6" table:style-name="ce2"/>
          <table:table-cell table:number-columns-repeated="6" table:style-name="ce1"/>
          <table:table-cell table:number-columns-repeated="1012" table:style-name="ce2"/>
          <table:table-cell table:number-columns-repeated="15360"/>
        </table:table-row>
        <table:table-row table:number-rows-repeated="1048556" table:style-name="ro2">
          <table:table-cell table:number-columns-repeated="16384"/>
        </table:table-row>
      </table:table>
      <table:table table:name="Sheet2" table:style-name="ta1">
        <table:table-column table:style-name="co17" table:number-columns-repeated="5" table:default-cell-style-name="ce1"/>
        <table:table-column table:style-name="co18" table:number-columns-repeated="16379" table:default-cell-style-name="ce1"/>
        <table:table-row table:style-name="ro1">
          <table:table-cell office:value-type="string" table:style-name="ce2">
            <text:p>Year</text:p>
          </table:table-cell>
          <table:table-cell table:style-name="ce2"/>
          <table:table-cell office:value-type="string" table:style-name="ce2">
            <text:p>Initail</text:p>
          </table:table-cell>
          <table:table-cell office:value-type="string" table:style-name="ce2">
            <text:p>interest</text:p>
          </table:table-cell>
          <table:table-cell office:value-type="string" table:style-name="ce2">
            <text:p>Tota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2-23</text:p>
          </table:table-cell>
          <table:table-cell office:value-type="float" office:value="20" table:style-name="ce2">
            <text:p>20</text:p>
          </table:table-cell>
          <table:table-cell office:value-type="float" office:value="500" table:style-name="ce2">
            <text:p>500</text:p>
          </table:table-cell>
          <table:table-cell office:value-type="float" office:value="0" table:style-name="ce2">
            <text:p>0</text:p>
          </table:table-cell>
          <table:table-cell office:value-type="float" office:value="500" table:style-name="ce2">
            <text:p>5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3-24</text:p>
          </table:table-cell>
          <table:table-cell office:value-type="float" office:value="21" table:style-name="ce2">
            <text:p>21</text:p>
          </table:table-cell>
          <table:table-cell office:value-type="float" office:value="500" table:style-name="ce2">
            <text:p>500</text:p>
          </table:table-cell>
          <table:table-cell office:value-type="float" office:value="75" table:formula="of:=SUM(15%*[.E2])" table:style-name="ce2">
            <text:p>75</text:p>
          </table:table-cell>
          <table:table-cell office:value-type="float" office:value="575" table:formula="of:=SUM([.C3:.D3])" table:style-name="ce2">
            <text:p>57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4-25</text:p>
          </table:table-cell>
          <table:table-cell office:value-type="float" office:value="22" table:style-name="ce2">
            <text:p>22</text:p>
          </table:table-cell>
          <table:table-cell office:value-type="float" office:value="575" table:formula="of:=[.E3]" table:style-name="ce2">
            <text:p>575</text:p>
          </table:table-cell>
          <table:table-cell office:value-type="float" office:value="86.25" table:formula="of:=SUM(15%*[.C4])" table:style-name="ce2">
            <text:p>86.25</text:p>
          </table:table-cell>
          <table:table-cell office:value-type="float" office:value="661.25" table:formula="of:=SUM([.C4:.D4])" table:style-name="ce2">
            <text:p>661.2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5-26</text:p>
          </table:table-cell>
          <table:table-cell office:value-type="float" office:value="23" table:style-name="ce2">
            <text:p>23</text:p>
          </table:table-cell>
          <table:table-cell office:value-type="float" office:value="661.25" table:formula="of:=[.E4]" table:style-name="ce2">
            <text:p>661.25</text:p>
          </table:table-cell>
          <table:table-cell office:value-type="float" office:value="99.1875" table:formula="of:=SUM(15%*[.C5])" table:style-name="ce2">
            <text:p>99.1875</text:p>
          </table:table-cell>
          <table:table-cell office:value-type="float" office:value="760.4375" table:formula="of:=SUM([.C5:.D5])" table:style-name="ce2">
            <text:p>760.437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26-27</text:p>
          </table:table-cell>
          <table:table-cell office:value-type="float" office:value="24" table:style-name="ce2">
            <text:p>24</text:p>
          </table:table-cell>
          <table:table-cell office:value-type="float" office:value="760.4375" table:formula="of:=[.E5]" table:style-name="ce2">
            <text:p>760.4375</text:p>
          </table:table-cell>
          <table:table-cell office:value-type="float" office:value="114.065625" table:formula="of:=SUM(15%*[.C6])" table:style-name="ce2">
            <text:p>114.065625</text:p>
          </table:table-cell>
          <table:table-cell office:value-type="float" office:value="874.50312499999995" table:formula="of:=SUM([.C6:.D6])" table:style-name="ce2">
            <text:p>874.503125</text:p>
          </table:table-cell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PC</dc:creator>
    <meta:creation-date>2024-01-11T12:39:18Z</meta:creation-date>
    <dc:date>2024-04-04T07:23:15Z</dc:date>
    <meta:editing-cycles>5</meta:editing-cycles>
    <meta:editing-duration>PT1085S</meta:editing-duration>
  </office:meta>
</office:document-meta>
</file>